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a30" officeooo:paragraph-rsid="0015ea30"/>
    </style:style>
    <style:style style:name="P2" style:family="paragraph" style:parent-style-name="Standard" style:list-style-name="L1">
      <style:text-properties officeooo:rsid="0015ea30" officeooo:paragraph-rsid="0015ea30"/>
    </style:style>
    <style:style style:name="P3" style:family="paragraph" style:parent-style-name="Standard">
      <style:text-properties fo:font-weight="bold" officeooo:rsid="0015ea30" officeooo:paragraph-rsid="0015ea30" style:font-weight-asian="bold" style:font-weight-complex="bold"/>
    </style:style>
    <style:style style:name="P4" style:family="paragraph" style:parent-style-name="Standard">
      <style:text-properties fo:font-weight="bold" officeooo:rsid="0015ea30" officeooo:paragraph-rsid="001bac28" style:font-weight-asian="bold" style:font-weight-complex="bold"/>
    </style:style>
    <style:style style:name="P5" style:family="paragraph" style:parent-style-name="Standard">
      <style:text-properties fo:font-weight="bold" officeooo:rsid="0015ea30" officeooo:paragraph-rsid="001c242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5ea30" officeooo:paragraph-rsid="0015ea30" style:font-weight-asian="bold" style:font-weight-complex="bold"/>
    </style:style>
    <style:style style:name="P7" style:family="paragraph" style:parent-style-name="Standard">
      <style:text-properties fo:font-weight="bold" officeooo:rsid="0019d30c" officeooo:paragraph-rsid="0019d30c" style:font-weight-asian="bold" style:font-weight-complex="bold"/>
    </style:style>
    <style:style style:name="P8" style:family="paragraph" style:parent-style-name="Standard">
      <style:text-properties fo:font-weight="bold" officeooo:rsid="001d5482" officeooo:paragraph-rsid="001d5482" style:font-weight-asian="bold" style:font-weight-complex="bold"/>
    </style:style>
    <style:style style:name="P9" style:family="paragraph" style:parent-style-name="Standard">
      <style:text-properties fo:font-weight="normal" officeooo:rsid="0015ea30" officeooo:paragraph-rsid="0015ea30" style:font-weight-asian="normal" style:font-weight-complex="normal"/>
    </style:style>
    <style:style style:name="P10" style:family="paragraph" style:parent-style-name="Standard">
      <style:text-properties fo:font-weight="normal" officeooo:rsid="0015ea30" officeooo:paragraph-rsid="001bac28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9d30c" officeooo:paragraph-rsid="0019d30c" style:font-weight-asian="normal" style:font-weight-complex="normal"/>
    </style:style>
    <style:style style:name="P12" style:family="paragraph" style:parent-style-name="Standard" style:list-style-name="L1">
      <style:text-properties officeooo:paragraph-rsid="0015ea30"/>
    </style:style>
    <style:style style:name="P13" style:family="paragraph" style:parent-style-name="Standard">
      <style:text-properties officeooo:paragraph-rsid="0015ea30"/>
    </style:style>
    <style:style style:name="P14" style:family="paragraph" style:parent-style-name="Standard">
      <style:text-properties fo:font-style="normal" fo:font-weight="normal" officeooo:rsid="00060a74" officeooo:paragraph-rsid="0015ea3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/>
      <style:text-properties fo:font-style="normal" fo:font-weight="normal" officeooo:rsid="00060a74" officeooo:paragraph-rsid="0015ea3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5ea30" officeooo:paragraph-rsid="0015ea3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5ea30" officeooo:paragraph-rsid="001c155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9d30c" officeooo:paragraph-rsid="0019d30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9d30c" officeooo:paragraph-rsid="00204a9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70597" officeooo:paragraph-rsid="001c155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e941b" officeooo:paragraph-rsid="001e941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bold" officeooo:rsid="001e941b" officeooo:paragraph-rsid="001e941b" style:font-style-asian="normal" style:font-weight-asian="bold" style:font-style-complex="normal" style:font-weight-complex="bold"/>
    </style:style>
    <style:style style:name="P23" style:family="paragraph" style:parent-style-name="Standard">
      <style:text-properties officeooo:rsid="0019d30c" officeooo:paragraph-rsid="0019d30c"/>
    </style:style>
    <style:style style:name="P24" style:family="paragraph" style:parent-style-name="Standard">
      <style:text-properties officeooo:paragraph-rsid="001bac28"/>
    </style:style>
    <style:style style:name="P25" style:family="paragraph" style:parent-style-name="Standard">
      <style:text-properties officeooo:paragraph-rsid="001c1550"/>
    </style:style>
    <style:style style:name="P26" style:family="paragraph" style:parent-style-name="Standard">
      <style:text-properties officeooo:paragraph-rsid="001c2420"/>
    </style:style>
    <style:style style:name="P27" style:family="paragraph" style:parent-style-name="Standard">
      <style:paragraph-properties fo:margin-top="0.201cm" fo:margin-bottom="0.201cm" loext:contextual-spacing="false" fo:line-height="150%"/>
      <style:text-properties officeooo:paragraph-rsid="0015ea3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ea30" style:font-weight-asian="normal" style:font-weight-complex="normal"/>
    </style:style>
    <style:style style:name="T3" style:family="text">
      <style:text-properties fo:font-weight="normal" officeooo:rsid="001bac28" style:font-weight-asian="normal" style:font-weight-complex="normal"/>
    </style:style>
    <style:style style:name="T4" style:family="text">
      <style:text-properties fo:font-weight="normal" officeooo:rsid="001c1550" style:font-weight-asian="normal" style:font-weight-complex="normal"/>
    </style:style>
    <style:style style:name="T5" style:family="text">
      <style:text-properties fo:font-weight="normal" officeooo:rsid="001c2420" style:font-weight-asian="normal" style:font-weight-complex="normal"/>
    </style:style>
    <style:style style:name="T6" style:family="text">
      <style:text-properties fo:font-weight="normal" officeooo:rsid="001372d9" style:font-weight-asian="normal" style:font-weight-complex="normal"/>
    </style:style>
    <style:style style:name="T7" style:family="text">
      <style:text-properties fo:font-weight="normal" officeooo:rsid="0014a58c" style:font-weight-asian="normal" style:font-weight-complex="normal"/>
    </style:style>
    <style:style style:name="T8" style:family="text">
      <style:text-properties fo:font-weight="normal" officeooo:rsid="001d3575" style:font-weight-asian="normal" style:font-weight-complex="normal"/>
    </style:style>
    <style:style style:name="T9" style:family="text">
      <style:text-properties fo:font-weight="normal" officeooo:rsid="001d5482" style:font-weight-asian="normal" style:font-weight-complex="normal"/>
    </style:style>
    <style:style style:name="T10" style:family="text">
      <style:text-properties fo:font-style="normal" fo:font-weight="normal" officeooo:rsid="00060a7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5ea3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7059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155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d5482" style:font-style-asian="normal" style:font-weight-asian="normal" style:font-style-complex="normal" style:font-weight-complex="normal"/>
    </style:style>
    <style:style style:name="T15" style:family="text">
      <style:text-properties officeooo:rsid="001bac28"/>
    </style:style>
    <style:style style:name="T16" style:family="text">
      <style:text-properties officeooo:rsid="001c1550"/>
    </style:style>
    <style:style style:name="T17" style:family="text">
      <style:text-properties officeooo:rsid="00070597"/>
    </style:style>
    <style:style style:name="T18" style:family="text">
      <style:text-properties officeooo:rsid="001e1b9b"/>
    </style:style>
    <style:style style:name="T19" style:family="text">
      <style:text-properties officeooo:rsid="00204a9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afka-MySQL Connection</text:p>
      <text:p text:style-name="P3"/>
      <text:p text:style-name="P3">Tools used</text:p>
      <text:list xml:id="list3798495768" text:style-name="L1">
        <text:list-item>
          <text:p text:style-name="P12"><text:span text:style-name="T2">Kafka: 2</text:span>.13-2.8.0</text:p>
        </text:list-item>
        <text:list-item>
          <text:p text:style-name="P2">MySQL: 8.0.30</text:p>
        </text:list-item>
      </text:list>
      <text:p text:style-name="P23"/>
      <text:p text:style-name="P7">Connectors used</text:p>
      <text:list xml:id="list3649425613" text:style-name="L2">
        <text:list-item>
          <text:p text:style-name="P11">mysql-connector-java-8.0.29.jar (platform independent version)</text:p>
        </text:list-item>
        <text:list-item>
          <text:p text:style-name="P11">confluentinc-kafka-connect-jdbc-10.5.1</text:p>
        </text:list-item>
      </text:list>
      <text:p text:style-name="P1"/>
      <text:p text:style-name="P8">Prerequisite</text:p>
      <text:p text:style-name="P8"><text:tab/><text:span text:style-name="T1">MySQL version 8.0.29 or version 8.0.30 is running on your local machine.</text:span><text:tab/></text:p>
      <text:p text:style-name="P3"/>
      <text:p text:style-name="P3">Configurations</text:p>
      <text:p text:style-name="P9"/>
      <text:p text:style-name="P10"><text:span text:style-name="T15"><text:tab/>Find out your public ip using command in the linux terminal: ifconfig</text:span></text:p>
      <text:p text:style-name="P4"/>
      <text:p text:style-name="P4"><text:span text:style-name="T15"><text:tab/>Inside MySQL</text:span></text:p>
      <text:p text:style-name="P4"/>
      <text:p text:style-name="P5"><text:span text:style-name="T5"><text:tab/>1. Find you MySQL configuration file. Usually it is in </text:span><text:span text:style-name="T6"><text:s/>/etc/mysql/mysql.conf.d/mysqld.cnf</text:span></text:p>
      <text:p text:style-name="P26"><text:span text:style-name="T5"><text:tab/>2. Update MySQL bind-address to 0.0.0.0</text:span></text:p>
      <text:p text:style-name="P26"><text:span text:style-name="T5"><text:tab/>(If there is no line like “bind-address = 127.0.0.1”, add “bind-address = 0.0.0.</text:span><text:span text:style-name="T9">0</text:span><text:span text:style-name="T5">”)</text:span></text:p>
      <text:p text:style-name="P26"><text:span text:style-name="T5"><text:tab/></text:span><text:span text:style-name="T8">3. R</text:span><text:span text:style-name="T7">estar</text:span><text:span text:style-name="T8">t</text:span><text:span text:style-name="T7"> </text:span><text:span text:style-name="T8">MySQL with updated configuration</text:span><text:span text:style-name="T7">: </text:span><text:span text:style-name="T5">sudo systemctl restart mysql.service</text:span></text:p>
      <text:p text:style-name="P5"><text:span text:style-name="T5"><text:tab/></text:span></text:p>
      <text:p text:style-name="P3"/>
      <text:p text:style-name="P3"><text:tab/><text:span text:style-name="T15">Inside Raptor</text:span></text:p>
      <text:p text:style-name="P3"/>
      <text:p text:style-name="P24"><text:span text:style-name="T2"><text:tab/></text:span><text:span text:style-name="T4">1. </text:span><text:span text:style-name="T2">In your input.graphml, “mysqlCfg” attribute is added for providing MySQL configuration at a node. On your desired node, add path to your MySQL file, </text:span><text:span text:style-name="T3">here <text:s/>“</text:span><text:span text:style-name="T2">kafka/config/mysql-bulk-sink.properties” </text:span><text:span text:style-name="T3">is a relative path in the amnis-data-sync directory. You can use own file-path.</text:span></text:p>
      <text:p text:style-name="P13"><text:span text:style-name="T2"/></text:p>
      <text:p text:style-name="P13"><text:span text:style-name="T2"><text:tab/>&lt;key id="mysqlCfg" for="node" attr.name="mysqlConfig" attr.type="string"/&gt; </text:span></text:p>
      <text:p text:style-name="P13"><text:span text:style-name="T2"/></text:p>
      <text:p text:style-name="P13"><text:span text:style-name="T2"><text:tab/>&lt;node id="h1"&gt;</text:span></text:p>
      <text:p text:style-name="P13"><text:span text:style-name="T2"><text:tab/><text:tab/>&lt;data key="mysqlCfg"&gt;kafka/config/mysql-bulk-sink.properties&lt;/data&gt;</text:span></text:p>
      <text:p text:style-name="P13"><text:span text:style-name="T2"><text:tab/>&lt;/node&gt;</text:span></text:p>
      <text:p text:style-name="P13"/>
      <text:p text:style-name="P13"><text:span text:style-name="T1"><text:tab/></text:span><text:span text:style-name="T4">2. </text:span><text:span text:style-name="T1">your MySQL config file contains following information:</text:span></text:p>
      <text:p text:style-name="P1"><text:span text:style-name="T1"><text:tab/></text:span></text:p>
      <text:p text:style-name="P1"><text:span text:style-name="T10"><text:tab/>name=mysql-bulk-sink</text:span></text:p>
      <text:p text:style-name="P15"><text:tab/>connector.class=io.confluent.connect.jdbc.JdbcSinkConnector</text:p>
      <text:p text:style-name="P15"><text:tab/>tasks.max=1</text:p>
      <text:p text:style-name="P27"><text:span text:style-name="T10"><text:tab/>connection.url=jdbc:mysql://</text:span><text:span text:style-name="T11">&lt;your_public_ip&gt;</text:span><text:span text:style-name="T10">/&lt;database name&gt;</text:span></text:p>
      <text:p text:style-name="P15"><text:tab/>connection.user=&lt;mysql_username&gt;</text:p>
      <text:p text:style-name="P15"><text:tab/>connection.password=&lt;mysql_password&gt;</text:p>
      <text:p text:style-name="P15"><text:soft-page-break/><text:tab/>auto.create=true</text:p>
      <text:p text:style-name="P15"/>
      <text:p text:style-name="P14"><text:tab/>topics.regex=&lt;topic_name&gt;</text:p>
      <text:p text:style-name="P14"><text:span text:style-name="T1"/></text:p>
      <text:p text:style-name="P16">(* change configurations in the &lt;&gt; according to your MySQL connection)</text:p>
      <text:p text:style-name="P16"/>
      <text:p text:style-name="P17"><text:tab/><text:span text:style-name="T16">3. P</text:span><text:span text:style-name="T17">roduce data (with schemas specified):</text:span></text:p>
      <text:p text:style-name="P17"><text:tab/><text:span text:style-name="T16">Example data:</text:span></text:p>
      <text:p text:style-name="P25"><text:tab/>{"schema":{"type":"struct","optional":false,"version":1,"fields":[{"field":"ID","type":"string","optional":true},{"field":"Artist","type":"string","optional":true},{"field":"Song","type":"string","optional":true}]},"payload":{"ID":"<text:span text:style-name="T18">1</text:span>","Artist":"<text:span text:style-name="T14">Rick Astley</text:span>","Song":"Never Gonna Give You Up"}}</text:p>
      <text:p text:style-name="P20"/>
      <text:p text:style-name="P25"><text:span text:style-name="T12"><text:tab/></text:span><text:span text:style-name="T13">Here, field and type will specify the column names and data types respectively in your MySQL table. Payload will contain the data for the table rows.</text:span></text:p>
      <text:p text:style-name="P16"/>
      <text:p text:style-name="P22">Sample Command</text:p>
      <text:p text:style-name="P21"><text:span text:style-name="T19"><text:tab/>1.</text:span>Provide MySQL configuration in the node attribute in your input.graphml and run command:</text:p>
      <text:p text:style-name="P18"><text:tab/><text:tab/>sudo python3 main.py use-cases/testing-applications/input.graphml --nbroker 2 --nzk 1</text:p>
      <text:p text:style-name="P19"><text:span text:style-name="T19"><text:tab/>2. In your Spark application, write your output stream to the topic named &lt;topic_name&gt;</text:span></text:p>
      <text:p text:style-name="P19"><text:span text:style-name="T19"><text:tab/>3. As soon as data is ingested to that Kafka topic, your MySQL gets updated in real-time.</text:span></text:p>
      <text:p text:style-name="P19"><text:span text:style-name="T19"><text:tab/>4. Once simulation is complete, you will a MySQL table named on &lt;topic_name&gt; in the specified database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8T11:03:44.354820862</meta:creation-date>
    <dc:date>2022-08-08T11:47:55.788861512</dc:date>
    <meta:editing-duration>PT33M58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280" meta:character-count="2496" meta:non-whitespace-character-count="2225"/>
  </office:meta>
</office:document-meta>
</file>